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font-name="Liberation Sans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zpildes laiki atkarībā no iterāciju skaita" draw:style-name="gr1" draw:text-style-name="P1" svg:width="159.89mm" svg:height="90.05mm" svg:x="104.58mm" svg:y="123.25mm">
            <draw:object draw:notify-on-update-of-ranges="Sheet1.G19:Sheet1.G25 Sheet1.H18:Sheet1.H18 Sheet1.H19:Sheet1.H25 Sheet1.I18:Sheet1.I18 Sheet1.I19:Sheet1.I25 Sheet1.J18:Sheet1.J18 Sheet1.J19:Sheet1.J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Izpildes laiki atkarībā no iterāciju skaita</svg:title>
          </draw:frame>
          <draw:frame draw:z-index="1" draw:style-name="gr1" draw:text-style-name="P1" svg:width="159.99mm" svg:height="89.99mm" svg:x="350.87mm" svg:y="93.17mm">
            <draw:object draw:notify-on-update-of-ranges="Sheet1.L10:Sheet1.L16 Sheet1.M9:Sheet1.M9 Sheet1.M10:Sheet1.M16 Sheet1.N9:Sheet1.N9 Sheet1.N10:Sheet1.N16 Sheet1.O9:Sheet1.O9 Sheet1.O10:Sheet1.O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4" table:default-cell-style-name="ce2"/>
        <table:table-row table:style-name="ro1" table:number-rows-repeated="7">
          <table:table-cell table:number-columns-repeated="4"/>
          <table:table-cell table:style-name="Default"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ārds</text:p>
          </table:table-cell>
          <table:table-cell office:value-type="string" calcext:value-type="string">
            <text:p>Netiek No</text:p>
          </table:table-cell>
          <table:table-cell office:value-type="string" calcext:value-type="string">
            <text:p>Netiek Uz</text:p>
          </table:table-cell>
          <table:table-cell/>
          <table:table-cell office:value-type="string" calcext:value-type="string">
            <text:p>hill_climbing</text:p>
          </table:table-cell>
          <table:table-cell table:formula="of:=246582272 - 246550528" office:value-type="float" office:value="31744" calcext:value-type="float">
            <text:p>31744</text:p>
          </table:table-cell>
          <table:table-cell table:formula="of:=313308160 - 313244672" office:value-type="float" office:value="63488" calcext:value-type="float">
            <text:p>63488</text:p>
          </table:table-cell>
          <table:table-cell table:formula="of:=363324416 - 362941440" office:value-type="float" office:value="382976" calcext:value-type="float">
            <text:p>382976</text:p>
          </table:table-cell>
          <table:table-cell/>
          <table:table-cell office:value-type="string" calcext:value-type="string">
            <text:p>hill_climbing</text:p>
          </table:table-cell>
          <table:table-cell office:value-type="float" office:value="5354" calcext:value-type="float">
            <text:p>5354</text:p>
          </table:table-cell>
          <table:table-cell office:value-type="float" office:value="1944" calcext:value-type="float">
            <text:p>1944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ppa</text:p>
          </table:table-cell>
          <table:table-cell office:value-type="string" calcext:value-type="string">
            <text:p>Flopp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ochastic</text:p>
          </table:table-cell>
          <table:table-cell table:formula="of:=474028032 - 473931776" office:value-type="float" office:value="96256" calcext:value-type="float">
            <text:p>96256</text:p>
          </table:table-cell>
          <table:table-cell table:formula="of:=479682560 - 479586304" office:value-type="float" office:value="96256" calcext:value-type="float">
            <text:p>96256</text:p>
          </table:table-cell>
          <table:table-cell table:formula="of:=484218880 - 483819520" office:value-type="float" office:value="399360" calcext:value-type="float">
            <text:p>399360</text:p>
          </table:table-cell>
          <table:table-cell/>
          <table:table-cell office:value-type="string" calcext:value-type="string">
            <text:p>stochastic</text:p>
          </table:table-cell>
          <table:table-cell office:value-type="float" office:value="7583" calcext:value-type="float">
            <text:p>7583</text:p>
          </table:table-cell>
          <table:table-cell office:value-type="float" office:value="7693" calcext:value-type="float">
            <text:p>7693</text:p>
          </table:table-cell>
          <table:table-cell office:value-type="float" office:value="7466" calcext:value-type="float">
            <text:p>74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gus</text:p>
          </table:table-cell>
          <table:table-cell office:value-type="string" calcext:value-type="string">
            <text:p>Bingu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ochastic_parallel</text:p>
          </table:table-cell>
          <table:table-cell table:formula="of:=571743232 - 571679744" office:value-type="float" office:value="63488" calcext:value-type="float">
            <text:p>63488</text:p>
          </table:table-cell>
          <table:table-cell table:formula="of:=578452480 - 578292736" office:value-type="float" office:value="159744" calcext:value-type="float">
            <text:p>159744</text:p>
          </table:table-cell>
          <table:table-cell table:formula="of:=584411136 - 583548928" office:value-type="float" office:value="862208" calcext:value-type="float">
            <text:p>862208</text:p>
          </table:table-cell>
          <table:table-cell/>
          <table:table-cell office:value-type="string" calcext:value-type="string">
            <text:p>stochastic_parallel</text:p>
          </table:table-cell>
          <table:table-cell table:style-name="ce3" office:value-type="float" office:value="7511" calcext:value-type="float">
            <text:p>7511</text:p>
          </table:table-cell>
          <table:table-cell table:style-name="ce3" office:value-type="float" office:value="7448" calcext:value-type="float">
            <text:p>7448</text:p>
          </table:table-cell>
          <table:table-cell table:style-name="ce3" office:value-type="float" office:value="7777" calcext:value-type="float">
            <text:p>77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ngus</text:p>
          </table:table-cell>
          <table:table-cell office:value-type="string" calcext:value-type="string">
            <text:p>Hingu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metropolis</text:p>
          </table:table-cell>
          <table:table-cell table:formula="of:=682558464 - 682494976" office:value-type="float" office:value="63488" calcext:value-type="float">
            <text:p>63488</text:p>
          </table:table-cell>
          <table:table-cell table:formula="of:=688134144 - 688054272" office:value-type="float" office:value="79872" calcext:value-type="float">
            <text:p>79872</text:p>
          </table:table-cell>
          <table:table-cell table:formula="of:=694267904 - 693884928" office:value-type="float" office:value="382976" calcext:value-type="float">
            <text:p>382976</text:p>
          </table:table-cell>
          <table:table-cell/>
          <table:table-cell office:value-type="string" calcext:value-type="string">
            <text:p>metropolis</text:p>
          </table:table-cell>
          <table:table-cell office:value-type="float" office:value="7247" calcext:value-type="float">
            <text:p>7247</text:p>
          </table:table-cell>
          <table:table-cell table:style-name="ce3" office:value-type="float" office:value="7405" calcext:value-type="float">
            <text:p>7405</text:p>
          </table:table-cell>
          <table:table-cell table:style-name="ce3" office:value-type="float" office:value="6858" calcext:value-type="float">
            <text:p>68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gus</text:p>
          </table:table-cell>
          <table:table-cell office:value-type="string" calcext:value-type="string">
            <text:p>Dingus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imulated_annealing</text:p>
          </table:table-cell>
          <table:table-cell table:formula="of:=892767467 - 892751083" office:value-type="float" office:value="16384" calcext:value-type="float">
            <text:p>16384</text:p>
          </table:table-cell>
          <table:table-cell table:formula="of:=896218334 - 896153822" office:value-type="float" office:value="64512" calcext:value-type="float">
            <text:p>64512</text:p>
          </table:table-cell>
          <table:table-cell table:formula="of:=903454913 - 903055555" office:value-type="float" office:value="399358" calcext:value-type="float">
            <text:p>399358</text:p>
          </table:table-cell>
          <table:table-cell/>
          <table:table-cell office:value-type="string" calcext:value-type="string">
            <text:p>simulated_annealing</text:p>
          </table:table-cell>
          <table:table-cell table:number-columns-repeated="2" table:style-name="ce3" office:value-type="float" office:value="7534" calcext:value-type="float">
            <text:p>7534</text:p>
          </table:table-cell>
          <table:table-cell table:style-name="ce3" office:value-type="float" office:value="7301" calcext:value-type="float">
            <text:p>730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netic</text:p>
          </table:table-cell>
          <table:table-cell table:formula="of:=982352421 - 982272548" office:value-type="float" office:value="79873" calcext:value-type="float">
            <text:p>79873</text:p>
          </table:table-cell>
          <table:table-cell table:formula="of:=985611804 - 985435677" office:value-type="float" office:value="176127" calcext:value-type="float">
            <text:p>176127</text:p>
          </table:table-cell>
          <table:table-cell table:formula="of:=990339575 - 989126144" office:value-type="float" office:value="1213431" calcext:value-type="float">
            <text:p>1213431</text:p>
          </table:table-cell>
          <table:table-cell/>
          <table:table-cell office:value-type="string" calcext:value-type="string">
            <text:p>genetic</text:p>
          </table:table-cell>
          <table:table-cell office:value-type="float" office:value="6408" calcext:value-type="float">
            <text:p>6408</text:p>
          </table:table-cell>
          <table:table-cell office:value-type="float" office:value="3535" calcext:value-type="float">
            <text:p>3535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netic_parallel</text:p>
          </table:table-cell>
          <table:table-cell table:formula="of:=1078455761 - 1078231504" office:value-type="float" office:value="224257" calcext:value-type="float">
            <text:p>224257</text:p>
          </table:table-cell>
          <table:table-cell table:formula="of:=1085484538 - 1084446196" office:value-type="float" office:value="1038342" calcext:value-type="float">
            <text:p>1038342</text:p>
          </table:table-cell>
          <table:table-cell table:formula="of:=1114909229 - 1090516504" office:value-type="float" office:value="24392725" calcext:value-type="float">
            <text:p>24392725</text:p>
          </table:table-cell>
          <table:table-cell/>
          <table:table-cell office:value-type="string" calcext:value-type="string">
            <text:p>genetic_parallel</text:p>
          </table:table-cell>
          <table:table-cell office:value-type="float" office:value="6328" calcext:value-type="float">
            <text:p>6328</text:p>
          </table:table-cell>
          <table:table-cell office:value-type="float" office:value="3403" calcext:value-type="float">
            <text:p>3403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hill_climbing</text:p>
          </table:table-cell>
          <table:table-cell table:formula="of:=246582272 - 246550528" office:value-type="float" office:value="31744" calcext:value-type="float">
            <text:p>31744</text:p>
          </table:table-cell>
          <table:table-cell table:formula="of:=313308160 - 313244672" office:value-type="float" office:value="63488" calcext:value-type="float">
            <text:p>63488</text:p>
          </table:table-cell>
          <table:table-cell table:formula="of:=363324416 - 362941440" office:value-type="float" office:value="382976" calcext:value-type="float">
            <text:p>38297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tochastic</text:p>
          </table:table-cell>
          <table:table-cell table:formula="of:=474028032 - 473931776" office:value-type="float" office:value="96256" calcext:value-type="float">
            <text:p>96256</text:p>
          </table:table-cell>
          <table:table-cell table:formula="of:=479682560 - 479586304" office:value-type="float" office:value="96256" calcext:value-type="float">
            <text:p>96256</text:p>
          </table:table-cell>
          <table:table-cell table:formula="of:=484218880 - 483819520" office:value-type="float" office:value="399360" calcext:value-type="float">
            <text:p>39936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tochastic_parallel</text:p>
          </table:table-cell>
          <table:table-cell table:formula="of:=571743232 - 571679744" office:value-type="float" office:value="63488" calcext:value-type="float">
            <text:p>63488</text:p>
          </table:table-cell>
          <table:table-cell table:formula="of:=578452480 - 578292736" office:value-type="float" office:value="159744" calcext:value-type="float">
            <text:p>159744</text:p>
          </table:table-cell>
          <table:table-cell table:formula="of:=584411136 - 583548928" office:value-type="float" office:value="862208" calcext:value-type="float">
            <text:p>86220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etropolis</text:p>
          </table:table-cell>
          <table:table-cell table:formula="of:=682558464 - 682494976" office:value-type="float" office:value="63488" calcext:value-type="float">
            <text:p>63488</text:p>
          </table:table-cell>
          <table:table-cell table:formula="of:=688134144 - 688054272" office:value-type="float" office:value="79872" calcext:value-type="float">
            <text:p>79872</text:p>
          </table:table-cell>
          <table:table-cell table:formula="of:=694267904 - 693884928" office:value-type="float" office:value="382976" calcext:value-type="float">
            <text:p>38297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imulated_annealing</text:p>
          </table:table-cell>
          <table:table-cell table:formula="of:=892767467 - 892751083" office:value-type="float" office:value="16384" calcext:value-type="float">
            <text:p>16384</text:p>
          </table:table-cell>
          <table:table-cell table:formula="of:=896218334 - 896153822" office:value-type="float" office:value="64512" calcext:value-type="float">
            <text:p>64512</text:p>
          </table:table-cell>
          <table:table-cell table:formula="of:=903454913 - 903055555" office:value-type="float" office:value="399358" calcext:value-type="float">
            <text:p>39935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enetic</text:p>
          </table:table-cell>
          <table:table-cell table:formula="of:=982352421 - 982272548" office:value-type="float" office:value="79873" calcext:value-type="float">
            <text:p>79873</text:p>
          </table:table-cell>
          <table:table-cell table:formula="of:=985611804 - 985435677" office:value-type="float" office:value="176127" calcext:value-type="float">
            <text:p>176127</text:p>
          </table:table-cell>
          <table:table-cell table:formula="of:=990339575 - 989126144" office:value-type="float" office:value="1213431" calcext:value-type="float">
            <text:p>121343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enetic_parallel</text:p>
          </table:table-cell>
          <table:table-cell table:formula="of:=1078455761 - 1078231504" office:value-type="float" office:value="224257" calcext:value-type="float">
            <text:p>224257</text:p>
          </table:table-cell>
          <table:table-cell table:formula="of:=1085484538 - 1084446196" office:value-type="float" office:value="1038342" calcext:value-type="float">
            <text:p>1038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.00.0000</text:date>, <text:time style:data-style-name="N2" text:time-value="17:01:47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18054 (lūdzu četrinieku vismaz)</meta:initial-creator>
    <meta:creation-date>2024-01-18T16:03:47.660000000</meta:creation-date>
    <dc:date>2024-01-18T17:04:47.530000000</dc:date>
    <dc:creator>db18054 (lūdzu četrinieku vismaz)</dc:creator>
    <meta:editing-duration>PT40M21S</meta:editing-duration>
    <meta:editing-cycles>7</meta:editing-cycles>
    <meta:generator>LibreOffice/6.1.2.1$Windows_X86_64 LibreOffice_project/65905a128db06ba48db947242809d14d3f9a93fe</meta:generator>
    <meta:document-statistic meta:table-count="1" meta:cell-count="1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3.996cm" svg:y="0.316cm" chart:style-name="ch2">
          <text:p>Izpildes laiki atkarībā no iterāciju skaita</text:p>
        </chart:title>
        <chart:legend chart:legend-position="end" svg:x="14.309cm" svg:y="3.706cm" style:legend-expansion="high" chart:style-name="ch3"/>
        <chart:plot-area chart:style-name="ch4" table:cell-range-address="Sheet1.G18:Sheet1.J25" chart:data-source-has-labels="both" svg:x="0.319cm" svg:y="1.275cm" svg:width="13.671cm" svg:height="7.551cm">
          <chartooo:coordinate-region svg:x="1.866cm" svg:y="1.275cm" svg:width="12.124cm" svg:height="4.614cm"/>
          <chart:axis chart:dimension="x" chart:name="primary-x" chart:style-name="ch5" chartooo:axis-type="auto">
            <chartooo:date-scale/>
            <chart:categories table:cell-range-address="Sheet1.G19:Sheet1.G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19:Sheet1.H25" chart:label-cell-address="Sheet1.H18:Sheet1.H18" chart:class="chart:bar">
            <chart:data-point chart:repeated="7"/>
          </chart:series>
          <chart:series chart:style-name="ch9" chart:values-cell-range-address="Sheet1.I19:Sheet1.I25" chart:label-cell-address="Sheet1.I18:Sheet1.I18" chart:class="chart:bar">
            <chart:data-point chart:repeated="7"/>
          </chart:series>
          <chart:series chart:style-name="ch10" chart:values-cell-range-address="Sheet1.J19:Sheet1.J25" chart:label-cell-address="Sheet1.J18:Sheet1.J1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H18:Sheet1.H18</svg:desc>
                </draw:g>
              </table:table-cell>
              <table:table-cell office:value-type="string">
                <text:p>1000</text:p>
                <draw:g>
                  <svg:desc>Sheet1.I18:Sheet1.I18</svg:desc>
                </draw:g>
              </table:table-cell>
              <table:table-cell office:value-type="string">
                <text:p>10000</text:p>
                <draw:g>
                  <svg:desc>Sheet1.J18:Sheet1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ll_climbing</text:p>
                <draw:g>
                  <svg:desc>Sheet1.G19:Sheet1.G25</svg:desc>
                </draw:g>
              </table:table-cell>
              <table:table-cell office:value-type="float" office:value="31744">
                <text:p>31744</text:p>
                <draw:g>
                  <svg:desc>Sheet1.H19:Sheet1.H25</svg:desc>
                </draw:g>
              </table:table-cell>
              <table:table-cell office:value-type="float" office:value="63488">
                <text:p>63488</text:p>
                <draw:g>
                  <svg:desc>Sheet1.I19:Sheet1.I25</svg:desc>
                </draw:g>
              </table:table-cell>
              <table:table-cell office:value-type="float" office:value="382976">
                <text:p>382976</text:p>
                <draw:g>
                  <svg:desc>Sheet1.J19:Sheet1.J25</svg:desc>
                </draw:g>
              </table:table-cell>
            </table:table-row>
            <table:table-row>
              <table:table-cell office:value-type="string">
                <text:p>stochastic</text:p>
              </table:table-cell>
              <table:table-cell office:value-type="float" office:value="96256">
                <text:p>96256</text:p>
              </table:table-cell>
              <table:table-cell office:value-type="float" office:value="96256">
                <text:p>96256</text:p>
              </table:table-cell>
              <table:table-cell office:value-type="float" office:value="399360">
                <text:p>399360</text:p>
              </table:table-cell>
            </table:table-row>
            <table:table-row>
              <table:table-cell office:value-type="string">
                <text:p>stochastic_parallel</text:p>
              </table:table-cell>
              <table:table-cell office:value-type="float" office:value="63488">
                <text:p>63488</text:p>
              </table:table-cell>
              <table:table-cell office:value-type="float" office:value="159744">
                <text:p>159744</text:p>
              </table:table-cell>
              <table:table-cell office:value-type="float" office:value="862208">
                <text:p>862208</text:p>
              </table:table-cell>
            </table:table-row>
            <table:table-row>
              <table:table-cell office:value-type="string">
                <text:p>metropolis</text:p>
              </table:table-cell>
              <table:table-cell office:value-type="float" office:value="63488">
                <text:p>63488</text:p>
              </table:table-cell>
              <table:table-cell office:value-type="float" office:value="79872">
                <text:p>79872</text:p>
              </table:table-cell>
              <table:table-cell office:value-type="float" office:value="382976">
                <text:p>382976</text:p>
              </table:table-cell>
            </table:table-row>
            <table:table-row>
              <table:table-cell office:value-type="string">
                <text:p>simulated_annealing</text:p>
              </table:table-cell>
              <table:table-cell office:value-type="float" office:value="16384">
                <text:p>16384</text:p>
              </table:table-cell>
              <table:table-cell office:value-type="float" office:value="64512">
                <text:p>64512</text:p>
              </table:table-cell>
              <table:table-cell office:value-type="float" office:value="399358">
                <text:p>39935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9873">
                <text:p>79873</text:p>
              </table:table-cell>
              <table:table-cell office:value-type="float" office:value="176127">
                <text:p>176127</text:p>
              </table:table-cell>
              <table:table-cell office:value-type="float" office:value="1213431">
                <text:p>1213431</text:p>
              </table:table-cell>
            </table:table-row>
            <table:table-row>
              <table:table-cell office:value-type="string">
                <text:p>genetic_parallel</text:p>
              </table:table-cell>
              <table:table-cell office:value-type="float" office:value="224257">
                <text:p>224257</text:p>
              </table:table-cell>
              <table:table-cell office:value-type="float" office:value="1038342">
                <text:p>10383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Risinājuma izmaksas atkarībā no iterāciju skaita</text:p>
        </chart:title>
        <chart:legend chart:legend-position="end" svg:x="14.319cm" svg:y="3.703cm" style:legend-expansion="high" chart:style-name="ch3"/>
        <chart:plot-area chart:style-name="ch4" table:cell-range-address="Sheet1.L9:Sheet1.O16" chart:data-source-has-labels="both" svg:x="0.32cm" svg:y="1.275cm" svg:width="13.679cm" svg:height="7.545cm">
          <chartooo:coordinate-region svg:x="1.312cm" svg:y="1.275cm" svg:width="12.687cm" svg:height="4.607cm"/>
          <chart:axis chart:dimension="x" chart:name="primary-x" chart:style-name="ch5" chartooo:axis-type="auto">
            <chartooo:date-scale/>
            <chart:categories table:cell-range-address="Sheet1.L10:Sheet1.L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0:Sheet1.M16" chart:label-cell-address="Sheet1.M9:Sheet1.M9" chart:class="chart:bar">
            <chart:data-point chart:repeated="7"/>
          </chart:series>
          <chart:series chart:style-name="ch9" chart:values-cell-range-address="Sheet1.N10:Sheet1.N16" chart:label-cell-address="Sheet1.N9:Sheet1.N9" chart:class="chart:bar">
            <chart:data-point chart:repeated="7"/>
          </chart:series>
          <chart:series chart:style-name="ch10" chart:values-cell-range-address="Sheet1.O10:Sheet1.O16" chart:label-cell-address="Sheet1.O9:Sheet1.O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M9:Sheet1.M9</svg:desc>
                </draw:g>
              </table:table-cell>
              <table:table-cell office:value-type="string">
                <text:p>1000</text:p>
                <draw:g>
                  <svg:desc>Sheet1.N9:Sheet1.N9</svg:desc>
                </draw:g>
              </table:table-cell>
              <table:table-cell office:value-type="string">
                <text:p>10000</text:p>
                <draw:g>
                  <svg:desc>Sheet1.O9:Sheet1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ll_climbing</text:p>
                <draw:g>
                  <svg:desc>Sheet1.L10:Sheet1.L16</svg:desc>
                </draw:g>
              </table:table-cell>
              <table:table-cell office:value-type="float" office:value="5354">
                <text:p>5354</text:p>
                <draw:g>
                  <svg:desc>Sheet1.M10:Sheet1.M16</svg:desc>
                </draw:g>
              </table:table-cell>
              <table:table-cell office:value-type="float" office:value="1944">
                <text:p>1944</text:p>
                <draw:g>
                  <svg:desc>Sheet1.N10:Sheet1.N16</svg:desc>
                </draw:g>
              </table:table-cell>
              <table:table-cell office:value-type="float" office:value="296">
                <text:p>296</text:p>
                <draw:g>
                  <svg:desc>Sheet1.O10:Sheet1.O16</svg:desc>
                </draw:g>
              </table:table-cell>
            </table:table-row>
            <table:table-row>
              <table:table-cell office:value-type="string">
                <text:p>stochastic</text:p>
              </table:table-cell>
              <table:table-cell office:value-type="float" office:value="7583">
                <text:p>7583</text:p>
              </table:table-cell>
              <table:table-cell office:value-type="float" office:value="7693">
                <text:p>769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string">
                <text:p>stochastic_parallel</text:p>
              </table:table-cell>
              <table:table-cell office:value-type="float" office:value="7511">
                <text:p>7511</text:p>
              </table:table-cell>
              <table:table-cell office:value-type="float" office:value="7448">
                <text:p>7448</text:p>
              </table:table-cell>
              <table:table-cell office:value-type="float" office:value="7777">
                <text:p>7777</text:p>
              </table:table-cell>
            </table:table-row>
            <table:table-row>
              <table:table-cell office:value-type="string">
                <text:p>metropolis</text:p>
              </table:table-cell>
              <table:table-cell office:value-type="float" office:value="7247">
                <text:p>7247</text:p>
              </table:table-cell>
              <table:table-cell office:value-type="float" office:value="7405">
                <text:p>7405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simulated_annealing</text:p>
              </table:table-cell>
              <table:table-cell office:value-type="float" office:value="7534">
                <text:p>7534</text:p>
              </table:table-cell>
              <table:table-cell office:value-type="float" office:value="7534">
                <text:p>7534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6408">
                <text:p>6408</text:p>
              </table:table-cell>
              <table:table-cell office:value-type="float" office:value="3535">
                <text:p>353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genetic_parallel</text:p>
              </table:table-cell>
              <table:table-cell office:value-type="float" office:value="6328">
                <text:p>6328</text:p>
              </table:table-cell>
              <table:table-cell office:value-type="float" office:value="3403">
                <text:p>3403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